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fo:color="#000000" fo:font-size="13pt" style:text-underline-style="none" fo:font-weight="bold" style:font-size-asian="11.3500003814697pt" style:font-weight-asian="bold" style:font-size-complex="13pt" style:font-weight-complex="bold"/>
    </style:style>
    <style:style style:name="P3" style:family="paragraph" style:parent-style-name="Text_20_body">
      <style:paragraph-properties fo:text-align="center" style:justify-single-word="false"/>
      <style:text-properties fo:color="#000000" fo:font-size="20pt" style:text-underline-style="solid" style:text-underline-width="auto" style:text-underline-color="font-color" fo:font-weight="bold" style:font-size-asian="11.3500003814697pt" style:font-weight-asian="bold" style:font-size-complex="13pt" style:font-weight-complex="bold"/>
    </style:style>
    <style:style style:name="P4" style:family="paragraph" style:parent-style-name="Text_20_body">
      <style:paragraph-properties fo:margin-top="0cm" fo:margin-bottom="0cm" fo:text-align="start" style:justify-single-word="false"/>
      <style:text-properties fo:color="#000000" style:text-line-through-style="none" fo:font-size="13pt" style:text-underline-style="none" fo:font-weight="bold" style:text-blinking="false"/>
    </style:style>
    <style:style style:name="P5" style:family="paragraph" style:parent-style-name="Text_20_body">
      <style:paragraph-properties fo:margin-top="0cm" fo:margin-bottom="0cm" fo:text-align="start" style:justify-single-word="false"/>
      <style:text-properties fo:color="#000000" fo:font-size="13pt" style:text-underline-style="none" fo:font-weight="bold"/>
    </style:style>
    <style:style style:name="P6" style:family="paragraph" style:parent-style-name="Text_20_body">
      <style:paragraph-properties fo:margin-top="0cm" fo:margin-bottom="0cm" fo:text-align="center" style:justify-single-word="false"/>
    </style:style>
    <style:style style:name="P7" style:family="paragraph" style:parent-style-name="Text_20_body">
      <style:paragraph-properties fo:margin-top="0cm" fo:margin-bottom="0cm" fo:text-align="start" style:justify-single-word="false"/>
    </style:style>
    <style:style style:name="T1" style:family="text">
      <style:text-properties style:text-line-through-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rk Souls</text:p>
      <text:p text:style-name="P6"/>
      <text:p text:style-name="P4">Dark Souls is a video game developed by From Software released on September 2011 in Japan and October 2011 in Europe. It's an Action Role Playing Game : Role-Playing Game because you have to increase your level and your characteristics, and Action because you fight in real time. Dark Souls is known for his considerable difficulty and his ambiance.</text:p>
      <text:p text:style-name="P4">Dark Souls is a really difficult game, every enemies can kill you in 2/3 hits, and the boss even less, so imagine that you have to fight 2/3 enemies at the same time : good luck because one mistake, and all of them can hit you and you die.</text:p>
      <text:p text:style-name="P4">You can equip different weapons and armors that you can buy (not the powerful one), craft them or loot them. All weapon have requirements : you have to have a certain amount of characteristics to carry it, and if you don't, you still can use it, but it does less damage and when you try to hit, it took like forever to finish the action (so you're vulnerable during all this time, not good). You don't have requirements for armors. Each piece of armor or weapon have a certain weight, and when you carry it, you gain this weight, but you have a threshold (called equip burden), when you're under it, you are fast, and your roll is fast as well, when you over it but less than 25% of it, you're less fast but still, you're not slow, but when you're over the 25%, you're really slow, and you don't roll normally (people call it the “flat roll”). You can raise your threshold by raising your endurance.</text:p>
      <text:p text:style-name="P4">But how can you raise a characteristic? By leveling, when you gain a level, you have to choose one characteristic, and you will gain one point of it. And how can you gain level? Well, you have to “buy” your levels. When you kill enemies, you gain “souls” (on also sometimes find some inside chests), and with them, you buy weapon,armor AND levels. Each level cost more than the level before.</text:p>
      <text:p text:style-name="P4">So, I said that Dark Souls is difficult, so you die a lot, and what happened when you die? First you loose all your souls (and humanities, I'll explain after), and re-spawn at the last bonfire you've rested at, you can get back you souls if you can get alive to your death location (without dying again, if you die on your way, you loose everything). When you rest at a bonfire, you get back all your life, and get 5 life potion, BUT all enemies re-spawn (except boss), so you have to choose carefully (but generally you prefer to bring back to life all enemies than to die, re-spawn at a far away bonfire).</text:p>
      <text:p text:style-name="P4">When you have humanities, you can kindle the bonfire, and fire kindled give you more life potion (5 more per kindle).</text:p>
      <text:p text:style-name="P4">Humanities is like souls : you find item called “humanity” inside chest or loot on enemies, and you can use them to gain humanities : when you die, you don't loose the item, but the number of humanities you gain. So with humanities you can kindle the fire, and the more humanity you have, the more lucky you are (your enemies drop more rare item).</text:p>
      <text:p text:style-name="P4">I'm going to talk now about the combat : it differ if you're playing a wizard, or a warrior( there are a lot of different wizard or warrior, because you build your own character, when you buy your level, you chose what to upgrade, so even if you start the game with a warrior, you can continue as a wizard etc...). If you carry a weapon, you can attack, if you carry a shield, you can block or ward off, when you attack or block/ward off, you loose a part of your stamina that you gain back when you're not shielding yourself (so you can't just shield and go forward). You also can use magic if <text:soft-page-break/>you carry a the spell scroll : a scroll have a number of possible cast, and when you cast the spell, the number go down by 1, and you get back it back when you rest at a bonfire.</text:p>
      <text:p text:style-name="P7"/>
      <text:p text:style-name="P4">The history of Dark Souls is really complicated, because just a few is said, but a lot is shut, so I won't try to summarize it, I will just tell the beginning:</text:p>
      <text:p text:style-name="P4">You start in a jail, you're already an undead, and someone throw in your jail a corpse, with a key in it, with this key, you can escape, you find a shield, a short sword, and successfully escape the jail (which is in fact an asylum where is thrown all the undead). You meet another undead that tell you a legend : One day, an undead, the chosen one, will ring the two bell (one in the city, the other under the ground), and open the path to Anor Londo, and save all the undead from their curse. And you choose to try it !</text:p>
      <text:p text:style-name="P5"><text:span text:style-name="T1">The next paper will be about Dark Souls L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eresis </meta:initial-creator>
    <meta:creation-date>2012-03-15T08:13:29</meta:creation-date>
    <dc:date>2012-03-15T13:31:20</dc:date>
    <dc:creator>Haeresis </dc:creator>
    <meta:editing-duration>PT9M31S</meta:editing-duration>
    <meta:editing-cycles>3</meta:editing-cycles>
    <meta:generator>LibreOffice/3.3$Linux LibreOffice_project/330m19$Build-401</meta:generator>
    <meta:document-statistic meta:table-count="0" meta:image-count="0" meta:object-count="0" meta:page-count="2" meta:paragraph-count="12" meta:word-count="852" meta:character-count="4458"/>
  </office:meta>
</office:document-meta>
</file>